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dddddd" draw:textarea-horizontal-align="justify" draw:textarea-vertical-align="middle" draw:auto-grow-height="false" fo:min-height="1.02cm" fo:min-width="14.74cm"/>
    </style:style>
    <style:style style:name="gr2" style:family="graphic" style:parent-style-name="standard">
      <style:graphic-properties svg:stroke-color="#000000" draw:fill-color="#dddddd" draw:textarea-horizontal-align="justify" draw:textarea-vertical-align="top" draw:auto-grow-height="false" fo:min-height="12.45cm" fo:min-width="14.74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color="#000000" draw:fill-color="#9999ff" draw:textarea-horizontal-align="justify" draw:textarea-vertical-align="middle" draw:auto-grow-height="false" fo:min-height="1.02cm" fo:min-width="4.58cm"/>
    </style:style>
    <style:style style:name="gr5" style:family="graphic" style:parent-style-name="standard">
      <style:graphic-properties svg:stroke-color="#000000" draw:fill-color="#9999ff" draw:textarea-horizontal-align="justify" draw:textarea-vertical-align="middle" draw:auto-grow-height="false" fo:min-height="2.29cm" fo:min-width="12.2cm"/>
    </style:style>
    <style:style style:name="gr6" style:family="graphic" style:parent-style-name="standard">
      <style:graphic-properties svg:stroke-color="#000000" draw:fill-color="#ffff99" draw:textarea-horizontal-align="justify" draw:textarea-vertical-align="middle" draw:auto-grow-height="false" fo:min-height="1.02cm" fo:min-width="9.66cm"/>
    </style:style>
    <style:style style:name="gr7" style:family="graphic" style:parent-style-name="standard">
      <style:graphic-properties svg:stroke-color="#000000" draw:fill-color="#ffff99" draw:textarea-horizontal-align="justify" draw:textarea-vertical-align="middle" draw:auto-grow-height="false" fo:min-height="1.02cm" fo:min-width="5.469cm"/>
    </style:style>
    <style:style style:name="gr8" style:family="graphic" style:parent-style-name="standard">
      <style:graphic-properties svg:stroke-color="#000000" draw:fill-color="#ffff99" draw:textarea-horizontal-align="justify" draw:textarea-vertical-align="middle" draw:auto-grow-height="false" fo:min-height="1.02cm" fo:min-width="5.596cm"/>
    </style:style>
    <style:style style:name="gr9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draw:stroke="none" draw:fill="none" fo:min-height="1.423cm"/>
    </style:style>
    <style:style style:name="gr11" style:family="graphic" style:parent-style-name="objectwithoutfill">
      <style:graphic-properties svg:stroke-width="0.106cm" svg:stroke-color="#ff3333" draw:marker-start="Arrow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dddddd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99ff"/>
      <style:paragraph-properties fo:text-align="center"/>
    </style:style>
    <style:style style:name="P7" style:family="paragraph">
      <loext:graphic-properties draw:fill-color="#ffff99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-color="#ffff99"/>
      <style:paragraph-properties fo:text-align="center"/>
      <style:text-properties fo:font-size="14pt" style:font-size-asian="14pt" style:font-size-complex="14pt"/>
    </style:style>
    <style:style style:name="P9" style:family="paragraph">
      <style:paragraph-properties fo:text-align="end"/>
    </style:style>
    <style:style style:name="P10" style:family="paragraph">
      <loext:graphic-properties draw:fill="none"/>
      <style:paragraph-properties fo:text-align="en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5.24cm" svg:height="1.27cm" svg:x="3.81cm" svg:y="1.27cm">
          <text:p text:style-name="P1">Application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15.24cm" svg:height="12.7cm" svg:x="3.81cm" svg:y="5.08cm">
          <text:p text:style-name="P3">PostgreSQL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1.43cm" svg:y1="2.54cm" svg:x2="11.43cm" svg:y2="8.89cm">
          <text:p/>
        </draw:line>
        <draw:custom-shape draw:style-name="gr4" draw:text-style-name="P6" draw:layer="layout" svg:width="5.08cm" svg:height="1.27cm" svg:x="8.89cm" svg:y="5.588cm">
          <text:p text:style-name="P1">TCOP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2.7cm" svg:height="2.54cm" svg:x="5.08cm" svg:y="8.89cm">
          <text:p text:style-name="P1">parse, rewrite, plan, execute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0.16cm" svg:height="1.27cm" svg:x="6.35cm" svg:y="3.175cm">
          <text:p text:style-name="P1"><text:span text:style-name="T1">libpq sends query</text:span></text:p>
          <text:p text:style-name="P1"><text:span text:style-name="T1">SELECT … FROM bmsql_problem ...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2.7cm" svg:height="2.54cm" svg:x="5.08cm" svg:y="14.605cm">
          <text:p text:style-name="P1">PL/pgSQL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8.255cm" svg:y1="11.43cm" svg:x2="8.255cm" svg:y2="14.605cm">
          <text:p/>
        </draw:line>
        <draw:custom-shape draw:style-name="gr7" draw:text-style-name="P8" draw:layer="layout" svg:width="5.969cm" svg:height="1.27cm" svg:x="5.08cm" svg:y="12.319cm">
          <text:p text:style-name="P1"><text:span text:style-name="T2">view uses function</text:span><text:span text:style-name="T2"><text:line-break/></text:span><text:span text:style-name="T2">get_customer_balance()l</text:span>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4.605cm" svg:y1="14.605cm" svg:x2="14.605cm" svg:y2="11.43cm">
          <text:p/>
        </draw:line>
        <draw:custom-shape draw:style-name="gr8" draw:text-style-name="P8" draw:layer="layout" svg:width="6.096cm" svg:height="1.27cm" svg:x="11.684cm" svg:y="12.319cm">
          <text:p text:style-name="P1"><text:span text:style-name="T2">SPI_exec()</text:span><text:span text:style-name="T2"><text:line-break/></text:span><text:span text:style-name="T2">SELECT sum(h_amount) ...</text:span>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23.368cm" svg:y1="3.81cm" svg:x2="16.51cm" svg:y2="3.81cm">
          <text:p/>
        </draw:line>
        <draw:frame draw:style-name="gr10" draw:text-style-name="P5" draw:layer="layout" svg:width="6.17cm" svg:height="1.673cm" svg:x="17.464cm" svg:y="2.888cm">
          <draw:text-box>
            <text:p text:style-name="P1">This query is logged</text:p>
          </draw:text-box>
        </draw:frame>
        <draw:line draw:style-name="gr11" draw:text-style-name="P10" draw:layer="layout" svg:x1="17.78cm" svg:y1="12.954cm" svg:x2="24.003cm" svg:y2="12.954cm">
          <text:p text:style-name="P9">This query<text:line-break/>is not logged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19.0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1-03T06:47:06.005062623</dc:date>
    <meta:editing-duration>PT1H3M51S</meta:editing-duration>
    <meta:editing-cycles>10</meta:editing-cycles>
    <meta:generator>LibreOffice/5.1.4.2$Linux_X86_64 LibreOffice_project/10m0$Build-2</meta:generator>
    <meta:document-statistic meta:object-count="14"/>
  </office:meta>
</office:document-meta>
</file>